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a8b" officeooo:paragraph-rsid="00174a8b"/>
    </style:style>
    <style:style style:name="P2" style:family="paragraph" style:parent-style-name="Standard">
      <style:text-properties fo:font-weight="bold" officeooo:rsid="00174a8b" officeooo:paragraph-rsid="00174a8b" style:font-weight-asian="bold" style:font-weight-complex="bold"/>
    </style:style>
    <style:style style:name="P3" style:family="paragraph" style:parent-style-name="Standard">
      <style:text-properties fo:font-weight="normal" officeooo:rsid="00174a8b" officeooo:paragraph-rsid="00174a8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yling views:</text:p>
      <text:p text:style-name="P1"/>
      <text:p text:style-name="P1"><text:span text:style-name="T1">Background:</text:span></text:p>
      <text:p text:style-name="P3">Background-color browser: white;</text:p>
      <text:p text:style-name="P3">Background-color view: #EDEDED;</text:p>
      <text:p text:style-name="P3"/>
      <text:p text:style-name="P2">Font:</text:p>
      <text:p text:style-name="P3">Font-size (root): 16px;</text:p>
      <text:p text:style-name="P3">Font-size: ...rem;</text:p>
      <text:p text:style-name="P3">Font-family: default;</text:p>
      <text:p text:style-name="P3">Font-color: #44444;</text:p>
      <text:p text:style-name="P3"/>
      <text:p text:style-name="P2">Width:</text:p>
      <text:p text:style-name="P3">View: 70%;</text:p>
      <text:p text:style-name="P3">margin/padding/border: ...rem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5:50:44.639396692</meta:creation-date>
    <dc:date>2019-07-10T16:18:13.724334876</dc:date>
    <meta:editing-duration>PT17M19S</meta:editing-duration>
    <meta:editing-cycles>1</meta:editing-cycles>
    <meta:document-statistic meta:table-count="0" meta:image-count="0" meta:object-count="0" meta:page-count="1" meta:paragraph-count="12" meta:word-count="24" meta:character-count="219" meta:non-whitespace-character-count="207"/>
    <meta:generator>LibreOffice/5.1.6.2$Linux_X86_64 LibreOffice_project/10m0$Build-2</meta:generator>
  </office:meta>
</office:document-meta>
</file>